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205b0f"/>
    </style:style>
    <style:style style:name="P2" style:family="paragraph" style:parent-style-name="Standard">
      <style:text-properties fo:font-size="12pt" fo:font-style="normal" style:text-underline-style="none" officeooo:paragraph-rsid="002a3b69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1cb6a" officeooo:paragraph-rsid="0021cb6a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6pt" fo:font-style="italic" style:text-underline-style="solid" style:text-underline-width="auto" style:text-underline-color="font-color" officeooo:rsid="001b35fb" officeooo:paragraph-rsid="001b35fb" style:font-size-asian="16pt" style:font-style-asian="italic" style:font-size-complex="16pt" style:font-style-complex="italic"/>
    </style:style>
    <style:style style:name="P5" style:family="paragraph" style:parent-style-name="Standard">
      <style:text-properties fo:font-size="13pt" officeooo:paragraph-rsid="001b35fb" style:font-size-asian="13pt" style:font-size-complex="13pt"/>
    </style:style>
    <style:style style:name="P6" style:family="paragraph" style:parent-style-name="Standard">
      <style:text-properties fo:font-size="13pt" fo:font-style="italic" style:text-underline-style="solid" style:text-underline-width="auto" style:text-underline-color="font-color" fo:font-weight="normal" officeooo:rsid="001b35fb" officeooo:paragraph-rsid="001b35fb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fo:font-size="13pt" fo:font-style="italic" style:text-underline-style="solid" style:text-underline-width="auto" style:text-underline-color="font-color" officeooo:rsid="001b35fb" officeooo:paragraph-rsid="001b35fb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font-style="italic" style:text-underline-style="solid" style:text-underline-width="auto" style:text-underline-color="font-color" officeooo:rsid="0029d171" officeooo:paragraph-rsid="0029d171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3pt" fo:font-style="italic" style:text-underline-style="solid" style:text-underline-width="auto" style:text-underline-color="font-color" officeooo:rsid="002332d1" officeooo:paragraph-rsid="002332d1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fo:font-style="italic" style:text-underline-style="none" officeooo:rsid="00205b0f" officeooo:paragraph-rsid="00205b0f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size="13pt" fo:font-style="italic" style:text-underline-style="none" officeooo:rsid="00205b0f" officeooo:paragraph-rsid="0032684e" style:font-size-asian="13pt" style:font-style-asian="italic" style:font-size-complex="13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officeooo:paragraph-rsid="0021cb6a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font-style="normal" style:text-underline-style="none" officeooo:paragraph-rsid="002012f6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style="normal" style:text-underline-style="none" officeooo:paragraph-rsid="0021cb6a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13pt" fo:font-style="normal" style:text-underline-style="none" officeooo:paragraph-rsid="0037ea9c" style:font-size-asian="13pt" style:font-style-asian="normal" style:font-size-complex="13pt" style:font-style-complex="normal"/>
    </style:style>
    <style:style style:name="P16" style:family="paragraph" style:parent-style-name="Standard">
      <style:text-properties fo:font-size="13pt" fo:font-style="normal" style:text-underline-style="none" officeooo:rsid="001b35fb" officeooo:paragraph-rsid="001b35fb" style:font-size-asian="13pt" style:font-style-asian="normal" style:font-size-complex="13pt" style:font-style-complex="normal"/>
    </style:style>
    <style:style style:name="P17" style:family="paragraph" style:parent-style-name="Standard">
      <style:text-properties fo:font-size="13pt" fo:font-style="normal" style:text-underline-style="none" officeooo:paragraph-rsid="00205b0f" style:font-size-asian="13pt" style:font-style-asian="normal" style:font-size-complex="13pt" style:font-style-complex="normal"/>
    </style:style>
    <style:style style:name="P18" style:family="paragraph" style:parent-style-name="Standard">
      <style:text-properties fo:font-size="13pt" fo:font-style="normal" style:text-underline-style="none" officeooo:paragraph-rsid="001d1355" style:font-size-asian="13pt" style:font-style-asian="normal" style:font-size-complex="13pt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ize="13pt" fo:font-style="normal" style:text-underline-style="none" officeooo:rsid="002012f6" officeooo:paragraph-rsid="0021cb6a" style:font-size-asian="13pt" style:font-style-asian="normal" style:font-size-complex="13pt" style:font-style-complex="normal"/>
    </style:style>
    <style:style style:name="P20" style:family="paragraph" style:parent-style-name="Standard">
      <style:text-properties fo:font-size="13pt" fo:font-style="normal" style:text-underline-style="none" officeooo:rsid="0021cb6a" officeooo:paragraph-rsid="0021cb6a" style:font-size-asian="13pt" style:font-style-asian="normal" style:font-size-complex="13pt" style:font-style-complex="normal"/>
    </style:style>
    <style:style style:name="P21" style:family="paragraph" style:parent-style-name="Standard">
      <style:text-properties fo:font-size="13pt" fo:font-style="normal" style:text-underline-style="none" officeooo:rsid="0021cb6a" officeooo:paragraph-rsid="0034e78f" style:font-size-asian="13pt" style:font-style-asian="normal" style:font-size-complex="13pt" style:font-style-complex="normal"/>
    </style:style>
    <style:style style:name="P22" style:family="paragraph" style:parent-style-name="Standard">
      <style:text-properties fo:font-size="13pt" fo:font-style="normal" style:text-underline-style="none" officeooo:rsid="0021cb6a" officeooo:paragraph-rsid="0027070f" style:font-size-asian="13pt" style:font-style-asian="normal" style:font-size-complex="13pt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size="13pt" fo:font-style="normal" style:text-underline-style="none" officeooo:rsid="0021cb6a" officeooo:paragraph-rsid="001d1355" style:font-size-asian="13pt" style:font-style-asian="normal" style:font-size-complex="13pt" style:font-style-complex="normal"/>
    </style:style>
    <style:style style:name="P24" style:family="paragraph" style:parent-style-name="Standard">
      <style:text-properties fo:font-size="13pt" fo:font-style="normal" style:text-underline-style="none" officeooo:rsid="0027070f" officeooo:paragraph-rsid="0027070f" style:font-size-asian="13pt" style:font-style-asian="normal" style:font-size-complex="13pt" style:font-style-complex="normal"/>
    </style:style>
    <style:style style:name="P25" style:family="paragraph" style:parent-style-name="Standard">
      <style:text-properties fo:font-size="13pt" fo:font-style="normal" style:text-underline-style="none" officeooo:rsid="0027070f" officeooo:paragraph-rsid="0034e78f" style:font-size-asian="13pt" style:font-style-asian="normal" style:font-size-complex="13pt" style:font-style-complex="normal"/>
    </style:style>
    <style:style style:name="P26" style:family="paragraph" style:parent-style-name="Standard">
      <style:text-properties fo:font-size="13pt" fo:font-style="normal" style:text-underline-style="none" officeooo:rsid="0027070f" officeooo:paragraph-rsid="002a3b69" style:font-size-asian="13pt" style:font-style-asian="normal" style:font-size-complex="13pt" style:font-style-complex="normal"/>
    </style:style>
    <style:style style:name="P27" style:family="paragraph" style:parent-style-name="Standard">
      <style:text-properties fo:font-size="13pt" fo:font-style="normal" style:text-underline-style="none" officeooo:rsid="0027070f" officeooo:paragraph-rsid="0021cb6a" style:font-size-asian="13pt" style:font-style-asian="normal" style:font-size-complex="13pt" style:font-style-complex="normal"/>
    </style:style>
    <style:style style:name="P28" style:family="paragraph" style:parent-style-name="Standard">
      <style:text-properties fo:font-size="13pt" fo:font-style="normal" style:text-underline-style="none" officeooo:rsid="0023a86c" officeooo:paragraph-rsid="002a3b69" style:font-size-asian="13pt" style:font-style-asian="normal" style:font-size-complex="13pt" style:font-style-complex="normal"/>
    </style:style>
    <style:style style:name="P29" style:family="paragraph" style:parent-style-name="Standard">
      <style:text-properties fo:font-size="13pt" fo:font-style="normal" style:text-underline-style="none" officeooo:paragraph-rsid="0021cb6a" style:font-size-asian="13pt" style:font-style-asian="normal" style:font-size-complex="13pt" style:font-style-complex="normal"/>
    </style:style>
    <style:style style:name="P30" style:family="paragraph" style:parent-style-name="Standard">
      <style:text-properties fo:font-size="13pt" fo:font-style="normal" style:text-underline-style="none" officeooo:rsid="002332d1" officeooo:paragraph-rsid="0021cb6a" style:font-size-asian="13pt" style:font-style-asian="normal" style:font-size-complex="13pt" style:font-style-complex="normal"/>
    </style:style>
    <style:style style:name="P31" style:family="paragraph" style:parent-style-name="Standard">
      <style:text-properties fo:font-size="13pt" fo:font-style="normal" style:text-underline-style="none" officeooo:rsid="002332d1" officeooo:paragraph-rsid="002332d1" style:font-size-asian="13pt" style:font-style-asian="normal" style:font-size-complex="13pt" style:font-style-complex="normal"/>
    </style:style>
    <style:style style:name="P32" style:family="paragraph" style:parent-style-name="Standard">
      <style:text-properties fo:font-size="13pt" fo:font-style="normal" style:text-underline-style="none" officeooo:rsid="002332d1" officeooo:paragraph-rsid="001b35fb" style:font-size-asian="13pt" style:font-style-asian="normal" style:font-size-complex="13pt" style:font-style-complex="normal"/>
    </style:style>
    <style:style style:name="P33" style:family="paragraph" style:parent-style-name="Standard">
      <style:text-properties fo:font-size="13pt" fo:font-style="normal" style:text-underline-style="none" officeooo:paragraph-rsid="002332d1" style:font-size-asian="13pt" style:font-style-asian="normal" style:font-size-complex="13pt" style:font-style-complex="normal"/>
    </style:style>
    <style:style style:name="P34" style:family="paragraph" style:parent-style-name="Standard">
      <style:text-properties fo:font-size="13pt" fo:font-style="normal" style:text-underline-style="none" officeooo:rsid="0029d171" officeooo:paragraph-rsid="0029d171" style:font-size-asian="13pt" style:font-style-asian="normal" style:font-size-complex="13pt" style:font-style-complex="normal"/>
    </style:style>
    <style:style style:name="P35" style:family="paragraph" style:parent-style-name="Standard">
      <style:text-properties fo:font-size="13pt" fo:font-style="normal" style:text-underline-style="none" officeooo:paragraph-rsid="0029d171" style:font-size-asian="13pt" style:font-style-asian="normal" style:font-size-complex="13pt" style:font-style-complex="normal"/>
    </style:style>
    <style:style style:name="P36" style:family="paragraph" style:parent-style-name="Standard">
      <style:text-properties fo:font-size="13pt" fo:font-style="normal" style:text-underline-style="none" officeooo:rsid="002a3b69" officeooo:paragraph-rsid="0029d171" style:font-size-asian="13pt" style:font-style-asian="normal" style:font-size-complex="13pt" style:font-style-complex="normal"/>
    </style:style>
    <style:style style:name="P37" style:family="paragraph" style:parent-style-name="Standard">
      <style:text-properties fo:font-size="13pt" fo:font-style="normal" style:text-underline-style="none" officeooo:rsid="002a3b69" officeooo:paragraph-rsid="002a3b69" style:font-size-asian="13pt" style:font-style-asian="normal" style:font-size-complex="13pt" style:font-style-complex="normal"/>
    </style:style>
    <style:style style:name="P38" style:family="paragraph" style:parent-style-name="Standard">
      <style:text-properties fo:font-size="13pt" fo:font-style="normal" style:text-underline-style="none" officeooo:paragraph-rsid="002a3b69" style:font-size-asian="13pt" style:font-style-asian="normal" style:font-size-complex="13pt" style:font-style-complex="normal"/>
    </style:style>
    <style:style style:name="P39" style:family="paragraph" style:parent-style-name="Standard">
      <style:text-properties fo:font-size="13pt" fo:font-style="normal" style:text-underline-style="solid" style:text-underline-width="auto" style:text-underline-color="font-color" officeooo:rsid="001b35fb" officeooo:paragraph-rsid="0020abce" style:font-size-asian="13pt" style:font-style-asian="normal" style:font-size-complex="13pt" style:font-style-complex="normal"/>
    </style:style>
    <style:style style:name="P40" style:family="paragraph" style:parent-style-name="Standard">
      <style:text-properties fo:font-size="13pt" fo:font-style="normal" style:text-underline-style="solid" style:text-underline-width="auto" style:text-underline-color="font-color" officeooo:paragraph-rsid="0021cb6a" style:font-size-asian="13pt" style:font-style-asian="normal" style:font-size-complex="13pt" style:font-style-complex="normal"/>
    </style:style>
    <style:style style:name="P41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3a86c" officeooo:paragraph-rsid="002a3b69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1cb6a" officeooo:paragraph-rsid="00290289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1cb6a" officeooo:paragraph-rsid="0021cb6a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7070f" officeooo:paragraph-rsid="0027070f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bd9f4" officeooo:paragraph-rsid="002a3b69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text-properties fo:font-size="60pt" fo:font-style="italic" style:text-underline-style="solid" style:text-underline-width="auto" style:text-underline-color="font-color" officeooo:rsid="001b35fb" officeooo:paragraph-rsid="001b35fb" style:font-size-asian="60pt" style:font-style-asian="italic" style:font-size-complex="60pt" style:font-style-complex="italic"/>
    </style:style>
    <style:style style:name="P47" style:family="paragraph" style:parent-style-name="Standard">
      <style:paragraph-properties fo:text-align="center" style:justify-single-word="false"/>
      <style:text-properties fo:font-size="60pt" fo:font-weight="bold" officeooo:paragraph-rsid="002012f6" style:font-size-asian="60pt" style:font-weight-asian="bold" style:font-size-complex="60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26pt" fo:font-style="normal" style:text-underline-style="none" officeooo:paragraph-rsid="002012f6" style:font-size-asian="26pt" style:font-style-asian="normal" style:font-size-complex="26pt" style:font-style-complex="normal"/>
    </style:style>
    <style:style style:name="P49" style:family="paragraph" style:parent-style-name="Standard">
      <style:paragraph-properties fo:text-align="center" style:justify-single-word="false"/>
      <style:text-properties fo:font-size="26pt" fo:font-style="normal" style:text-underline-style="none" officeooo:rsid="001b35fb" officeooo:paragraph-rsid="001b35fb" style:font-size-asian="26pt" style:font-style-asian="normal" style:font-size-complex="26pt" style:font-style-complex="normal"/>
    </style:style>
    <style:style style:name="P50" style:family="paragraph" style:parent-style-name="Standard">
      <style:text-properties fo:font-size="22pt" fo:font-style="normal" style:text-underline-style="none" officeooo:rsid="00205b0f" officeooo:paragraph-rsid="00205b0f" style:font-size-asian="22pt" style:font-style-asian="normal" style:font-size-complex="22pt" style:font-style-complex="normal"/>
    </style:style>
    <style:style style:name="P51" style:family="paragraph" style:parent-style-name="Standard">
      <style:text-properties fo:font-size="10pt" fo:font-style="normal" style:text-underline-style="none" officeooo:paragraph-rsid="0020abce" style:font-size-asian="10pt" style:font-style-asian="normal" style:font-size-complex="10pt" style:font-style-complex="normal"/>
    </style:style>
    <style:style style:name="P52" style:family="paragraph" style:parent-style-name="Standard">
      <style:text-properties fo:font-size="10pt" fo:font-style="normal" style:text-underline-style="solid" style:text-underline-width="auto" style:text-underline-color="font-color" officeooo:rsid="001b35fb" officeooo:paragraph-rsid="0020abce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ize="13pt" fo:font-style="normal" style:text-underline-style="none" officeooo:rsid="001d1355" officeooo:paragraph-rsid="001d1355" style:font-size-asian="13pt" style:font-style-asian="normal" style:font-size-complex="13pt" style:font-style-complex="normal"/>
    </style:style>
    <style:style style:name="P54" style:family="paragraph" style:parent-style-name="Standard">
      <style:text-properties fo:font-size="13pt" fo:font-style="normal" style:text-underline-style="none" officeooo:rsid="001d1355" officeooo:paragraph-rsid="001d1355" style:font-size-asian="13pt" style:font-style-asian="normal" style:font-size-complex="13pt" style:font-style-complex="normal"/>
    </style:style>
    <style:style style:name="P55" style:family="paragraph" style:parent-style-name="Standard" style:list-style-name="L1">
      <style:text-properties fo:font-size="13pt" fo:font-style="normal" style:text-underline-style="none" officeooo:rsid="001d1355" officeooo:paragraph-rsid="001d1355" style:font-size-asian="13pt" style:font-style-asian="normal" style:font-size-complex="13pt" style:font-style-complex="normal"/>
    </style:style>
    <style:style style:name="P56" style:family="paragraph" style:parent-style-name="Standard" style:list-style-name="L1">
      <style:text-properties fo:font-size="13pt" fo:font-style="normal" style:text-underline-style="none" officeooo:rsid="001d1355" officeooo:paragraph-rsid="004ba978" style:font-size-asian="13pt" style:font-style-asian="normal" style:font-size-complex="13pt" style:font-style-complex="normal"/>
    </style:style>
    <style:style style:name="P57" style:family="paragraph" style:parent-style-name="Standard" style:list-style-name="L1">
      <style:text-properties fo:font-size="13pt" fo:font-style="normal" style:text-underline-style="none" officeooo:rsid="001d1355" officeooo:paragraph-rsid="004be1e4" style:font-size-asian="13pt" style:font-style-asian="normal" style:font-size-complex="13pt" style:font-style-complex="normal"/>
    </style:style>
    <style:style style:name="P58" style:family="paragraph" style:parent-style-name="Standard" style:list-style-name="L1">
      <style:text-properties fo:font-size="13pt" fo:font-style="normal" style:text-underline-style="none" officeooo:rsid="001d1355" officeooo:paragraph-rsid="004e6af1" style:font-size-asian="13pt" style:font-style-asian="normal" style:font-size-complex="13pt" style:font-style-complex="normal"/>
    </style:style>
    <style:style style:name="P59" style:family="paragraph" style:parent-style-name="Standard" style:list-style-name="L1">
      <style:text-properties fo:font-size="13pt" fo:font-style="normal" style:text-underline-style="none" officeooo:rsid="002012f6" officeooo:paragraph-rsid="001d1355" style:font-size-asian="13pt" style:font-style-asian="normal" style:font-size-complex="13pt" style:font-style-complex="normal"/>
    </style:style>
    <style:style style:name="P60" style:family="paragraph" style:parent-style-name="Standard" style:list-style-name="L1">
      <style:text-properties fo:font-size="13pt" fo:font-style="normal" style:text-underline-style="none" officeooo:paragraph-rsid="001d1355" style:font-size-asian="13pt" style:font-style-asian="normal" style:font-size-complex="13pt" style:font-style-complex="normal"/>
    </style:style>
    <style:style style:name="P61" style:family="paragraph" style:parent-style-name="Standard" style:list-style-name="L1">
      <style:text-properties fo:font-size="13pt" fo:font-style="normal" style:text-underline-style="none" officeooo:paragraph-rsid="004ba978" style:font-size-asian="13pt" style:font-style-asian="normal" style:font-size-complex="13pt" style:font-style-complex="normal"/>
    </style:style>
    <style:style style:name="P62" style:family="paragraph" style:parent-style-name="Standard" style:list-style-name="L1">
      <style:text-properties fo:font-size="13pt" fo:font-style="normal" style:text-underline-style="none" officeooo:paragraph-rsid="004e6af1" style:font-size-asian="13pt" style:font-style-asian="normal" style:font-size-complex="13pt" style:font-style-complex="normal"/>
    </style:style>
    <style:style style:name="P63" style:family="paragraph" style:parent-style-name="Standard" style:list-style-name="L1">
      <style:text-properties fo:font-size="13pt" fo:font-style="normal" style:text-underline-style="none" officeooo:rsid="0033aac4" officeooo:paragraph-rsid="004ba978" style:font-size-asian="13pt" style:font-style-asian="normal" style:font-size-complex="13pt" style:font-style-complex="normal"/>
    </style:style>
    <style:style style:name="P64" style:family="paragraph" style:parent-style-name="Standard" style:list-style-name="L1">
      <style:text-properties fo:font-size="13pt" fo:font-style="normal" style:text-underline-style="none" officeooo:rsid="0033aac4" officeooo:paragraph-rsid="004e6af1" style:font-size-asian="13pt" style:font-style-asian="normal" style:font-size-complex="13pt" style:font-style-complex="normal"/>
    </style:style>
    <style:style style:name="P65" style:family="paragraph" style:parent-style-name="Standard" style:list-style-name="L1">
      <style:text-properties fo:font-size="13pt" fo:font-style="normal" style:text-underline-style="none" officeooo:rsid="00472068" officeooo:paragraph-rsid="00472068" style:font-size-asian="13pt" style:font-style-asian="normal" style:font-size-complex="13pt" style:font-style-complex="normal"/>
    </style:style>
    <style:style style:name="P66" style:family="paragraph" style:parent-style-name="Standard">
      <style:text-properties fo:font-size="13pt" fo:font-style="normal" style:text-underline-style="none" officeooo:rsid="00472068" officeooo:paragraph-rsid="00472068" style:font-size-asian="13pt" style:font-style-asian="normal" style:font-size-complex="13pt" style:font-style-complex="normal"/>
    </style:style>
    <style:style style:name="P67" style:family="paragraph" style:parent-style-name="Standard" style:list-style-name="L2">
      <style:text-properties fo:font-size="13pt" fo:font-style="normal" style:text-underline-style="none" officeooo:rsid="0027070f" officeooo:paragraph-rsid="0027070f" style:font-size-asian="13pt" style:font-style-asian="normal" style:font-size-complex="13pt" style:font-style-complex="normal"/>
    </style:style>
    <style:style style:name="P68" style:family="paragraph" style:parent-style-name="Standard" style:list-style-name="L3">
      <style:text-properties fo:font-size="13pt" fo:font-style="normal" style:text-underline-style="none" officeooo:rsid="0027070f" officeooo:paragraph-rsid="00290289" style:font-size-asian="13pt" style:font-style-asian="normal" style:font-size-complex="13pt" style:font-style-complex="normal"/>
    </style:style>
    <style:style style:name="P69" style:family="paragraph" style:parent-style-name="Standard" style:list-style-name="L3">
      <style:text-properties fo:font-size="13pt" fo:font-style="normal" style:text-underline-style="none" officeooo:rsid="0021cb6a" officeooo:paragraph-rsid="0021cb6a" style:font-size-asian="13pt" style:font-style-asian="normal" style:font-size-complex="13pt" style:font-style-complex="normal"/>
    </style:style>
    <style:style style:name="P70" style:family="paragraph" style:parent-style-name="Standard" style:list-style-name="L4">
      <style:text-properties fo:font-size="13pt" fo:font-style="normal" style:text-underline-style="none" officeooo:paragraph-rsid="002a3b69" style:font-size-asian="13pt" style:font-style-asian="normal" style:font-size-complex="13pt" style:font-style-complex="normal"/>
    </style:style>
    <style:style style:name="P71" style:family="paragraph" style:parent-style-name="Standard" style:list-style-name="L4">
      <style:text-properties fo:font-size="13pt" fo:font-style="normal" style:text-underline-style="none" officeooo:rsid="002a3b69" officeooo:paragraph-rsid="002a3b69" style:font-size-asian="13pt" style:font-style-asian="normal" style:font-size-complex="13pt" style:font-style-complex="normal"/>
    </style:style>
    <style:style style:name="P72" style:family="paragraph" style:parent-style-name="Standard" style:list-style-name="L5">
      <style:text-properties fo:font-size="13pt" fo:font-style="normal" style:text-underline-style="none" officeooo:rsid="002332d1" officeooo:paragraph-rsid="002332d1" style:font-size-asian="13pt" style:font-style-asian="normal" style:font-size-complex="13pt" style:font-style-complex="normal"/>
    </style:style>
    <style:style style:name="P73" style:family="paragraph" style:parent-style-name="Standard">
      <style:text-properties fo:font-size="13pt" fo:font-style="normal" style:text-underline-style="none" officeooo:rsid="00397a79" officeooo:paragraph-rsid="001b35fb" style:font-size-asian="13pt" style:font-style-asian="normal" style:font-size-complex="13pt" style:font-style-complex="normal"/>
    </style:style>
    <style:style style:name="P74" style:family="paragraph" style:parent-style-name="Standard">
      <style:text-properties fo:font-size="13pt" fo:font-style="normal" style:text-underline-style="none" officeooo:paragraph-rsid="004e6af1" style:font-size-asian="13pt" style:font-style-asian="normal" style:font-size-complex="13pt" style:font-style-complex="normal"/>
    </style:style>
    <style:style style:name="P75" style:family="paragraph" style:parent-style-name="Standard" style:list-style-name="L1">
      <style:text-properties fo:font-size="13pt" fo:font-style="normal" style:text-underline-style="solid" style:text-underline-width="auto" style:text-underline-color="font-color" officeooo:rsid="00472068" officeooo:paragraph-rsid="001d1355" style:font-size-asian="13pt" style:font-style-asian="normal" style:font-size-complex="13pt" style:font-style-complex="normal"/>
    </style:style>
    <style:style style:name="P76" style:family="paragraph" style:parent-style-name="Standard" style:list-style-name="L1">
      <style:text-properties fo:font-size="13pt" fo:font-style="normal" style:text-underline-style="solid" style:text-underline-width="auto" style:text-underline-color="font-color" officeooo:rsid="00472068" officeooo:paragraph-rsid="004e6af1" style:font-size-asian="13pt" style:font-style-asian="normal" style:font-size-complex="13pt" style:font-style-complex="normal"/>
    </style:style>
    <style:style style:name="P77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1cb6a" officeooo:paragraph-rsid="0021cb6a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fo:font-size="12pt" fo:font-style="normal" style:text-underline-style="none" officeooo:rsid="0021cb6a" officeooo:paragraph-rsid="004e6af1" style:font-size-asian="12pt" style:font-style-asian="normal" style:font-size-complex="12pt" style:font-style-complex="normal"/>
    </style:style>
    <style:style style:name="P79" style:family="paragraph" style:parent-style-name="Standard" style:list-style-name="L4">
      <style:text-properties fo:font-size="18pt" fo:font-style="normal" style:text-underline-style="none" officeooo:paragraph-rsid="002a3b69" style:font-size-asian="18pt" style:font-style-asian="normal" style:font-size-complex="18pt" style:font-style-complex="normal"/>
    </style:style>
    <style:style style:name="P80" style:family="paragraph" style:parent-style-name="Standard">
      <style:text-properties officeooo:paragraph-rsid="004e6af1"/>
    </style:style>
    <style:style style:name="T1" style:family="text">
      <style:text-properties officeooo:rsid="00205b0f"/>
    </style:style>
    <style:style style:name="T2" style:family="text">
      <style:text-properties fo:font-size="8pt" officeooo:rsid="00205b0f" style:font-size-asian="8pt" style:font-size-complex="8pt"/>
    </style:style>
    <style:style style:name="T3" style:family="text">
      <style:text-properties fo:font-size="8pt" officeooo:rsid="0020abce" style:font-size-asian="8pt" style:font-size-complex="8pt"/>
    </style:style>
    <style:style style:name="T4" style:family="text">
      <style:text-properties officeooo:rsid="001b35fb"/>
    </style:style>
    <style:style style:name="T5" style:family="text">
      <style:text-properties fo:font-style="italic" style:text-underline-style="solid" style:text-underline-width="auto" style:text-underline-color="font-color" officeooo:rsid="00205b0f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normal" officeooo:rsid="001b35fb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officeooo:rsid="00205b0f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officeooo:rsid="00472068" style:font-style-asian="italic" style:font-weight-asian="normal" style:font-style-complex="italic" style:font-weight-complex="normal"/>
    </style:style>
    <style:style style:name="T9" style:family="text">
      <style:text-properties fo:font-style="italic" officeooo:rsid="003a0538" style:font-style-asian="italic" style:font-style-complex="italic"/>
    </style:style>
    <style:style style:name="T10" style:family="text">
      <style:text-properties fo:font-style="italic" officeooo:rsid="0029d171" style:font-style-asian="italic" style:font-style-complex="italic"/>
    </style:style>
    <style:style style:name="T11" style:family="text">
      <style:text-properties fo:font-style="italic" officeooo:rsid="00205b0f" style:font-style-asian="italic" style:font-style-complex="italic"/>
    </style:style>
    <style:style style:name="T12" style:family="text">
      <style:text-properties fo:font-style="italic" officeooo:rsid="0032684e" style:font-style-asian="italic" style:font-style-complex="italic"/>
    </style:style>
    <style:style style:name="T13" style:family="text">
      <style:text-properties fo:font-style="italic" officeooo:rsid="00472068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 fo:font-weight="bold" officeooo:rsid="00205b0f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1cb6a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332d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32684e"/>
    </style:style>
    <style:style style:name="T18" style:family="text">
      <style:text-properties style:text-underline-style="solid" style:text-underline-width="auto" style:text-underline-color="font-color" officeooo:rsid="002a3b69"/>
    </style:style>
    <style:style style:name="T19" style:family="text">
      <style:text-properties officeooo:rsid="001d1355"/>
    </style:style>
    <style:style style:name="T20" style:family="text">
      <style:text-properties style:text-underline-style="none" officeooo:rsid="0021cb6a"/>
    </style:style>
    <style:style style:name="T21" style:family="text">
      <style:text-properties officeooo:rsid="002012f6"/>
    </style:style>
    <style:style style:name="T22" style:family="text">
      <style:text-properties fo:font-style="normal" style:text-underline-style="none" officeooo:rsid="002012f6" style:font-style-asian="normal" style:font-style-complex="normal"/>
    </style:style>
    <style:style style:name="T23" style:family="text">
      <style:text-properties fo:font-style="normal" style:text-underline-style="none" officeooo:rsid="001b35fb" style:font-style-asian="normal" style:font-style-complex="normal"/>
    </style:style>
    <style:style style:name="T24" style:family="text">
      <style:text-properties officeooo:rsid="0020abce"/>
    </style:style>
    <style:style style:name="T25" style:family="text">
      <style:text-properties officeooo:rsid="0021cb6a"/>
    </style:style>
    <style:style style:name="T26" style:family="text">
      <style:text-properties officeooo:rsid="002332d1"/>
    </style:style>
    <style:style style:name="T27" style:family="text">
      <style:text-properties officeooo:rsid="002575a3"/>
    </style:style>
    <style:style style:name="T28" style:family="text">
      <style:text-properties officeooo:rsid="0027070f"/>
    </style:style>
    <style:style style:name="T29" style:family="text">
      <style:text-properties officeooo:rsid="00290289"/>
    </style:style>
    <style:style style:name="T30" style:family="text">
      <style:text-properties officeooo:rsid="0029d171"/>
    </style:style>
    <style:style style:name="T31" style:family="text">
      <style:text-properties officeooo:rsid="002a3b69"/>
    </style:style>
    <style:style style:name="T32" style:family="text">
      <style:text-properties officeooo:rsid="002bd9f4"/>
    </style:style>
    <style:style style:name="T33" style:family="text">
      <style:text-properties officeooo:rsid="0032684e"/>
    </style:style>
    <style:style style:name="T34" style:family="text">
      <style:text-properties officeooo:rsid="0034e78f"/>
    </style:style>
    <style:style style:name="T35" style:family="text">
      <style:text-properties fo:font-size="13pt" officeooo:rsid="002a3b69" style:font-size-asian="13pt" style:font-size-complex="13pt"/>
    </style:style>
    <style:style style:name="T36" style:family="text">
      <style:text-properties fo:font-size="13pt" officeooo:rsid="002bd9f4" style:font-size-asian="13pt" style:font-size-complex="13pt"/>
    </style:style>
    <style:style style:name="T37" style:family="text">
      <style:text-properties fo:font-size="13pt" officeooo:rsid="0034e78f" style:font-size-asian="13pt" style:font-size-complex="13pt"/>
    </style:style>
    <style:style style:name="T38" style:family="text">
      <style:text-properties fo:font-size="13pt" fo:font-style="normal" style:text-underline-style="none" officeooo:rsid="004e6af1" style:font-size-asian="13pt" style:font-style-asian="normal" style:font-size-complex="13pt" style:font-style-complex="normal"/>
    </style:style>
    <style:style style:name="T39" style:family="text">
      <style:text-properties officeooo:rsid="0037ea9c"/>
    </style:style>
    <style:style style:name="T40" style:family="text">
      <style:text-properties fo:font-size="7pt" officeooo:rsid="00290289" style:font-size-asian="7pt" style:font-size-complex="7pt"/>
    </style:style>
    <style:style style:name="T41" style:family="text">
      <style:text-properties officeooo:rsid="00397a79"/>
    </style:style>
    <style:style style:name="T42" style:family="text">
      <style:text-properties officeooo:rsid="003a0538"/>
    </style:style>
    <style:style style:name="T43" style:family="text">
      <style:text-properties officeooo:rsid="003e4d46"/>
    </style:style>
    <style:style style:name="T44" style:family="text">
      <style:text-properties officeooo:rsid="003f0cdc"/>
    </style:style>
    <style:style style:name="T45" style:family="text">
      <style:text-properties officeooo:rsid="00472068"/>
    </style:style>
    <style:style style:name="T46" style:family="text">
      <style:text-properties fo:font-weight="normal" officeooo:rsid="00205b0f" style:font-weight-asian="normal" style:font-weight-complex="normal"/>
    </style:style>
    <style:style style:name="T47" style:family="text">
      <style:text-properties officeooo:rsid="004ba978"/>
    </style:style>
    <style:style style:name="T48" style:family="text">
      <style:text-properties officeooo:rsid="004be1e4"/>
    </style:style>
    <style:style style:name="T49" style:family="text">
      <style:text-properties officeooo:rsid="004d35ed"/>
    </style:style>
    <style:style style:name="T50" style:family="text">
      <style:text-properties officeooo:rsid="004e6929"/>
    </style:style>
    <style:style style:name="T51" style:family="text">
      <style:text-properties officeooo:rsid="004e6a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<text:tab/><text:tab/><text:tab/><text:tab/><text:tab/><text:tab/><text:tab/><text:tab/><text:tab/></text:span><text:span text:style-name="T5">GUIA</text:span><text:span text:style-name="T7"> </text:span><text:span text:style-name="T6">PARA EL </text:span><text:span text:style-name="T8">PROFESOR</text:span><text:span text:style-name="T6">.</text:span></text:p>
      <text:p text:style-name="P6"/>
      <text:p text:style-name="P46"/>
      <text:p text:style-name="P47"><text:span text:style-name="T22">iN</text:span><text:span text:style-name="T23">achoLee</text:span></text:p>
      <text:p text:style-name="P13"><text:span text:style-name="T21">Tecnologías</text:span><text:span text:style-name="T4"> de la </text:span><text:span text:style-name="T21">Información</text:span><text:span text:style-name="T4"> para Educar Mejor</text:span><text:span text:style-name="T4">.</text:span></text:p>
      <text:p text:style-name="P48"><text:span text:style-name="T4">S</text:span><text:span text:style-name="T41">oftware</text:span><text:span text:style-name="T4"> de </text:span><text:span text:style-name="T21">Calificación</text:span><text:span text:style-name="T4"> De Notas.</text:span></text:p>
      <text:p text:style-name="P49"/>
      <text:p text:style-name="P16"/>
      <text:p text:style-name="P16"/>
      <text:p text:style-name="P16"/>
      <text:p text:style-name="P16"/>
      <text:p text:style-name="P16"/>
      <text:p text:style-name="P16"><text:s text:c="2"/>{grafico}</text:p>
      <text:p text:style-name="P7"/>
      <text:p text:style-name="P7"/>
      <text:p text:style-name="P7"/>
      <text:p text:style-name="P7"/>
      <text:p text:style-name="P4"/>
      <text:p text:style-name="P4"/>
      <text:p text:style-name="P50">Guía Básica Para <text:span text:style-name="T45">el </text:span><text:span text:style-name="T47">Administrador de sistema(profesor de </text:span><text:span text:style-name="T51">informática</text:span><text:span text:style-name="T47">)</text:span><text:span text:style-name="T45">.</text:span></text:p>
      <text:p text:style-name="P51"><text:span text:style-name="T4">Esta </text:span><text:span text:style-name="T24">guía</text:span><text:span text:style-name="T4"> es usa</text:span><text:span text:style-name="T24">da</text:span><text:span text:style-name="T4"> por </text:span><text:span text:style-name="T24"><text:s/></text:span><text:span text:style-name="T4">tutores regionales certificados por iNachoLee.com.</text:span><text:span text:style-name="T24"> Solicite un tutor <text:s/>regional en la pagina www.inacholee.org/solicitud_tutor.</text:span></text:p>
      <text:p text:style-name="P52"/>
      <text:p text:style-name="P17"><text:span text:style-name="T1"><text:tab/><text:tab/></text:span><text:span text:style-name="T14">Otras Guías Disponibles</text:span></text:p>
      <text:p text:style-name="P17"><text:span text:style-name="T46"><text:tab/><text:tab/><text:tab/></text:span><text:span text:style-name="T11">Guía <text:s/>para el Rector </text:span><text:span text:style-name="T12">Tomo I</text:span><text:span text:style-name="T11">:</text:span><text:span text:style-name="T12">Gestores </text:span><text:span text:style-name="T13">E Informes</text:span></text:p>
      <text:p text:style-name="P11"><text:tab/><text:tab/><text:tab/>Guía <text:s/>para el Rector <text:span text:style-name="T33">Tomo II</text:span>:<text:span text:style-name="T33">Red</text:span><text:span text:style-name="T45">Saber</text:span></text:p>
      <text:p text:style-name="P11"><text:tab/><text:tab/><text:tab/>Guía <text:s/>para el Rector <text:span text:style-name="T33">Tomo II</text:span><text:span text:style-name="T41">I</text:span>:<text:span text:style-name="T33">Paquetes de </text:span><text:span text:style-name="T17">software</text:span><text:span text:style-name="T33"> de terceros.</text:span></text:p>
      <text:p text:style-name="P11"><text:tab/><text:tab/><text:tab/><text:span text:style-name="T45">Guía para el Padre de Familia.</text:span></text:p>
      <text:p text:style-name="P10"><text:tab/><text:tab/><text:tab/>Guía Básica para El estudiante</text:p>
      <text:p text:style-name="P10"><text:tab/><text:tab/><text:tab/><text:span text:style-name="T47">Guia del profesor</text:span></text:p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2"><text:span text:style-name="T22">iN</text:span><text:span text:style-name="T23">achoLee</text:span></text:p>
      <text:p text:style-name="P14"><text:span text:style-name="T21">Tecnologías</text:span><text:span text:style-name="T4"> de la </text:span><text:span text:style-name="T21">Información</text:span><text:span text:style-name="T4"> para Educar Mejor</text:span><text:span text:style-name="T4">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pan text:style-name="T25">{Codigo De Barra} </text:span><text:span text:style-name="T20"><text:tab/><text:tab/><text:tab/><text:tab/><text:tab/><text:tab/><text:tab/><text:tab/><text:tab/>Impreso en Bogota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15"><text:span text:style-name="T19"><text:tab/><text:tab/><text:tab/><text:tab/></text:span><text:span text:style-name="T25">GUIA </text:span><text:span text:style-name="T47">INSTALACIÓN DE </text:span><text:span text:style-name="T25">.</text:span></text:p>
      <text:p text:style-name="P53"/>
      <text:p text:style-name="P54"/>
      <text:p text:style-name="P18"><text:span text:style-name="T19">CONTENIDO</text:span><text:span text:style-name="T19">.</text:span></text:p>
      <text:p text:style-name="P23"/>
      <text:list xml:id="list2752814348842107360" text:style-name="L1">
        <text:list-item>
          <text:p text:style-name="P59">Introducción.</text:p>
          <text:list>
            <text:list-item>
              <text:p text:style-name="P55">Que Es iNachoLee.</text:p>
            </text:list-item>
            <text:list-item>
              <text:p text:style-name="P55">Aspectos generales.</text:p>
            </text:list-item>
          </text:list>
        </text:list-item>
        <text:list-item>
          <text:p text:style-name="P60"><text:span text:style-name="T47">Instalación de iNachoLee</text:span><text:span text:style-name="T21">.</text:span></text:p>
          <text:list>
            <text:list-item>
              <text:p text:style-name="P61"><text:span text:style-name="T47">Pasos para la </text:span><text:span text:style-name="T49">instalación</text:span></text:p>
            </text:list-item>
            <text:list-item>
              <text:p text:style-name="P61"><text:span text:style-name="T47">Primer paso: Registro de dominio</text:span><text:span text:style-name="T24">.</text:span></text:p>
            </text:list-item>
            <text:list-item>
              <text:p text:style-name="P61"><text:span text:style-name="T47">Segundo paso: Compra de hosting.</text:span></text:p>
            </text:list-item>
            <text:list-item>
              <text:p text:style-name="P63"><text:span text:style-name="T47">Tercer paso: Subir archivos de iNachoLee</text:span></text:p>
            </text:list-item>
            <text:list-item>
              <text:p text:style-name="P63"><text:span text:style-name="T47">Cuarto paso: Preconfigurar iNachoLee</text:span></text:p>
            </text:list-item>
            <text:list-item>
              <text:p text:style-name="P63"><text:span text:style-name="T47">Quinto paso: Iniciar sesion por primera vez</text:span></text:p>
            </text:list-item>
            <text:list-item>
              <text:p text:style-name="P56"><text:span text:style-name="T47">Sexto paso: </text:span><text:span text:style-name="T48">Ingreso de </text:span><text:span text:style-name="T50">información</text:span><text:span text:style-name="T48"> </text:span><text:span text:style-name="T50">básica</text:span></text:p>
              <text:list>
                <text:list-item>
                  <text:p text:style-name="P57"><text:span text:style-name="T48">Ingreso de año escolar y periodos </text:span><text:span text:style-name="T50">académicos.</text:span></text:p>
                </text:list-item>
                <text:list-item>
                  <text:p text:style-name="P57"><text:span text:style-name="T48">Ingreso de sedes.</text:span></text:p>
                </text:list-item>
                <text:list-item>
                  <text:p text:style-name="P57"><text:span text:style-name="T48">Ingreso de grados,grupos,areas y asignaturas.</text:span></text:p>
                </text:list-item>
                <text:list-item>
                  <text:p text:style-name="P57"><text:span text:style-name="T48">Ingreso de Profesores.</text:span></text:p>
                </text:list-item>
                <text:list-item>
                  <text:p text:style-name="P57"><text:span text:style-name="T49">Asignación</text:span><text:span text:style-name="T48"> de carga a los profesores.</text:span></text:p>
                </text:list-item>
                <text:list-item>
                  <text:p text:style-name="P57"><text:span text:style-name="T48">Ingreso de Alumnos.</text:span></text:p>
                </text:list-item>
                <text:list-item>
                  <text:p text:style-name="P57"><text:span text:style-name="T49">Creación</text:span><text:span text:style-name="T48"> de Modelo de </text:span><text:span text:style-name="T50">evaluación.</text:span></text:p>
                </text:list-item>
              </text:list>
            </text:list-item>
          </text:list>
          <text:p text:style-name="P75"/>
          <text:p text:style-name="P65"/>
        </text:list-item>
      </text:list>
      <text:p text:style-name="P66"/>
      <text:p text:style-name="P66"><text:tab/></text:p>
      <text:p text:style-name="P66"/>
      <text:p text:style-name="P19"/>
      <text:list xml:id="list763956456" text:continue-numbering="true" text:style-name="L1">
        <text:list-item>
          <text:list>
            <text:list-header>
              <text:p text:style-name="P55"/>
              <text:list>
                <text:list-header>
                  <text:p text:style-name="P55"/>
                </text:list-header>
              </text:list>
            </text:list-header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Introducción.</text:p>
      <text:p text:style-name="P3"/>
      <text:p text:style-name="P78"><text:span text:style-name="T51">En esta guía se indicaran los pasos para la instalación de iNachoLee en la intenet. En un guia posterior se explicara la instalación pero en una computadora de la IE | CE.</text:span></text:p>
      <text:p text:style-name="P24"/>
      <text:p text:style-name="P24"/>
      <text:p text:style-name="P24"/>
      <text:p text:style-name="P44"><text:span text:style-name="T39">Características de iNachoLee.</text:span>.</text:p>
      <text:p text:style-name="P44"/>
      <text:p text:style-name="P25"><text:span text:style-name="T34">Estas son las </text:span><text:span text:style-name="T39">características</text:span><text:span text:style-name="T34"> mas importante de iNachoLee.</text:span></text:p>
      <text:p text:style-name="P24"/>
      <text:list xml:id="list2184578271456281248" text:style-name="L2">
        <text:list-item>
          <text:p text:style-name="P67">Uso Gratis por parte de IE | CE.</text:p>
        </text:list-item>
        <text:list-item>
          <text:p text:style-name="P67"><text:span text:style-name="T43">Es una </text:span>Aplicación Web.</text:p>
        </text:list-item>
        <text:list-item>
          <text:p text:style-name="P67">Instalación en internet o en la Propia IE|CE.</text:p>
        </text:list-item>
        <text:list-item>
          <text:p text:style-name="P67">Tutores regionales para Capacitaciones,Soporte e Instalaciones.</text:p>
        </text:list-item>
        <text:list-item>
          <text:p text:style-name="P67">Licencias validas ante la DIAN de colombia. </text:p>
        </text:list-item>
      </text:list>
      <text:p text:style-name="P20"/>
      <text:p text:style-name="P21"><text:span text:style-name="T30">Su uso para Instituciones Educativas y Centros Educativos oficiales de colombia es totalmente grat</text:span><text:span text:style-name="T44">is,</text:span><text:span text:style-name="T30"> Ver mas detalles en </text:span><text:span text:style-name="T9">Como obtener una copia gratis de iNachoLee</text:span><text:span text:style-name="T10"> esta misma guía</text:span><text:span text:style-name="T30">.</text:span></text:p>
      <text:p text:style-name="P21"><text:soft-page-break/><text:span text:style-name="T30">E</text:span>s una aplicación web, lo cual indica <text:span text:style-name="T27">su </text:span><text:span text:style-name="T28">ejecución</text:span><text:span text:style-name="T27"> </text:span><text:s/><text:span text:style-name="T27">simultánea</text:span> en <text:span text:style-name="T28">varios</text:span> <text:s/>computadores <text:span text:style-name="T28">con la única condición de estar conectados a la misma red a la cual pertenece el equipo en el cual se instala iNachoLee. </text:span><text:span text:style-name="T30">Su <text:s/>instalación puede hacerse en la misma IE|CE o en la Internet. Además se puede solicitar el servicio de los TUTORES REGIONALES certificados por iNachoLee para </text:span><text:span text:style-name="T42">la </text:span><text:span text:style-name="T30">capacitación de Docentes, Soporte e Instalación.</text:span></text:p>
      <text:p text:style-name="P28"/>
      <text:p text:style-name="P28"/>
      <text:p text:style-name="P28"/>
      <text:p text:style-name="P45"/>
      <text:p text:style-name="P45"/>
      <text:p text:style-name="P41"><text:span text:style-name="T32">Beneficios</text:span> <text:span text:style-name="T32">al usar </text:span><text:s/>iNacholee <text:span text:style-name="T32">en </text:span><text:s/>la IE<text:span text:style-name="T32">-CE</text:span></text:p>
      <text:p text:style-name="P41"/>
      <text:p text:style-name="P28"/>
      <text:p text:style-name="P28">Con la presencia de iNachoLee en la IE<text:span text:style-name="T32">-CE</text:span>, se notara una cambio positivo en la rapidez como se gestionan <text:span text:style-name="T42">sus </text:span>procesos <text:span text:style-name="T42">internos</text:span> , que anteriormente eran lentos y <text:span text:style-name="T42">des-gastadores.</text:span> La <text:span text:style-name="T42">impresión</text:span> de boletines a larg<text:span text:style-name="T34">o </text:span>plazo <text:span text:style-name="T34">tiende a </text:span>desaparecer p<text:span text:style-name="T34">ue</text:span>s los estudiantes pueden imprimir su propio <text:span text:style-name="T34">boletín</text:span> o ver las notas online. La <text:span text:style-name="T34">generación</text:span> de horarios, Planillas, <text:span text:style-name="T34">Impresión</text:span> de certificados, entre otros se <text:span text:style-name="T34">hará</text:span> de una manera mas eficaz y sin consto algo. <text:span text:style-name="T34">Además</text:span> las IE colabor<text:span text:style-name="T34">a</text:span>n con el medio ambien<text:span text:style-name="T34">te </text:span>al consumir menos papel que antes.</text:p>
      <text:p text:style-name="P28"/>
      <text:p text:style-name="P28">Los profesores se <text:span text:style-name="T34">dedicarían</text:span> a <text:s/>educar <text:span text:style-name="T42">y a </text:span>buscar estrategias para mejorar el proceso de aprendiza<text:span text:style-name="T44">je</text:span> de su estudiantes mas no a realizar <text:span text:style-name="T34">cálculos</text:span> y <text:span text:style-name="T34">demás</text:span>, que por lo general <text:span text:style-name="T34">generan estres y </text:span>llevan a un desgaste por parte de <text:span text:style-name="T42">este</text:span>.</text:p>
      <text:p text:style-name="P28"/>
      <text:p text:style-name="P28">.</text:p>
      <text:p text:style-name="P26"/>
      <text:p text:style-name="P27"/>
      <text:p text:style-name="P42"><text:bookmark-start text:name="__DdeLink__1722_61903951"/><text:span text:style-name="T29">ASPECTO LEGAL ANTE LA DIAN(</text:span><text:span text:style-name="T40">Dirección de Impuestos y Aduanas Nacionales De Colombia</text:span><text:span text:style-name="T29">)</text:span></text:p>
      <text:p text:style-name="P43"/>
      <text:p text:style-name="P20">Las licencias de los software que compran las Instituciones <text:span text:style-name="T28">publicas</text:span> tienen que ser legales ante la DIAN. Por esto <text:s/>iNachoLee usa componentes <text:span text:style-name="T29">de </text:span><text:span text:style-name="T28">software</text:span> de terceros con licencias validas, estos son los componentes.</text:p>
      <text:p text:style-name="P20"/>
      <text:list xml:id="list6011536389896408376" text:style-name="L3">
        <text:list-item>
          <text:p text:style-name="P69">Symfony 2.3 <text:s text:c="46"/><text:span text:style-name="T28"><text:s/>MIT</text:span>.</text:p>
        </text:list-item>
        <text:list-item>
          <text:p text:style-name="P69">Jquery <text:s text:c="57"/><text:span text:style-name="T28">MIT</text:span></text:p>
        </text:list-item>
        <text:list-item>
          <text:p text:style-name="P69">Bundle PDF <text:s text:c="48"/><text:span text:style-name="T28">MIT <text:s/></text:span></text:p>
        </text:list-item>
        <text:list-item>
          <text:p text:style-name="P69">BootStrap de Twiter <text:s text:c="36"/><text:span text:style-name="T28">MIT</text:span></text:p>
        </text:list-item>
        <text:list-item>
          <text:p text:style-name="P69">Mysql o POSTGRELL <text:s text:c="31"/>,<text:span text:style-name="T29">MIT</text:span> <text:s/></text:p>
        </text:list-item>
        <text:list-item>
          <text:p text:style-name="P69">Doctrine 2.0 <text:s text:c="8"/><text:span text:style-name="T28"><text:s text:c="41"/></text:span><text:span text:style-name="T29">MIT</text:span></text:p>
        </text:list-item>
        <text:list-item>
          <text:p text:style-name="P68">Raphael <text:s text:c="56"/>MIT</text:p>
          <text:p text:style-name="P68"><text:s text:c="3"/></text:p>
        </text:list-item>
      </text:list>
      <text:p text:style-name="P24"/>
      <text:p text:style-name="P22"><text:soft-page-break/><text:span text:style-name="T28">Las licencias de software tipo MIT permiten un uso gratis por parte de terceros. </text:span><text:span text:style-name="T29">Además</text:span><text:span text:style-name="T28"> los nuevos software que usen </text:span><text:span text:style-name="T29">componentes de </text:span><text:span text:style-name="T28">software con este tipo de licencias,</text:span><text:span text:style-name="T29"> permite a las empresas realizar desarrollos sin la obligación de seguir con el mismo tipo de licencia.</text:span><text:span text:style-name="T28"> </text:span></text:p>
      <text:p text:style-name="P24"><text:bookmark-end text:name="__DdeLink__1722_61903951"/></text:p>
      <text:p text:style-name="P24"/>
      <text:p text:style-name="P29"><text:span text:style-name="T15"><text:s/></text:span><text:span text:style-name="T16">Solicitud De Uso De iNachoLee</text:span><text:span text:style-name="T26">.</text:span></text:p>
      <text:p text:style-name="P30"/>
      <text:p text:style-name="P33"><text:bookmark-start text:name="__DdeLink__1723_505541730"/><text:span text:style-name="T30">iNachoLee</text:span><text:span text:style-name="T26"> es </text:span><text:span text:style-name="T30">software</text:span><text:span text:style-name="T26"> gratis y open source para la instituciones educativas oficiales de colombia. Para obtener una copiar legal </text:span><text:span text:style-name="T32">de este </text:span><text:span text:style-name="T30">se </text:span><text:span text:style-name="T26">debe </text:span><text:span text:style-name="T30">tener posesión del documento “AUTORIZACIÓN_iNachoLee.pdf”,</text:span><text:span text:style-name="T42">el</text:span><text:span text:style-name="T30"> cual se puede adquirir de tres formas</text:span><text:span text:style-name="T26">.</text:span></text:p>
      <text:p text:style-name="P31"/>
      <text:p text:style-name="P8">Adquirir desde iNachoLee.org, pagina oficial de iNachoLee.</text:p>
      <text:p text:style-name="P34"/>
      <text:p text:style-name="P35"><text:span text:style-name="T30">Para solicitar </text:span><text:span text:style-name="T31">el documento “AUTORIZACIÓN_iNachoLee.pdf” </text:span><text:span text:style-name="T30">en </text:span><text:span text:style-name="T31">inacholee.org se pedirá</text:span><text:span text:style-name="T30"> los </text:span><text:span text:style-name="T31">siguientes</text:span><text:span text:style-name="T30"> </text:span><text:span text:style-name="T31">documentos</text:span><text:span text:style-name="T30">: </text:span><text:span text:style-name="T18">Resolución Del Nombramiento</text:span><text:span text:style-name="T31"> del rector expedida por Ente Territorial regional o municipal;</text:span><text:span text:style-name="T18"> RUT</text:span><text:span text:style-name="T31"> del la IE CE y Móvil del rector. </text:span><text:span text:style-name="T30">Los cuales se de</text:span><text:span text:style-name="T31">b</text:span><text:span text:style-name="T30">en de tener </text:span><text:span text:style-name="T31">a la mano y escaneados.</text:span></text:p>
      <text:p text:style-name="P36"><text:bookmark-end text:name="__DdeLink__1723_505541730"/></text:p>
      <text:p text:style-name="P37">Pasos para realizar <text:span text:style-name="T42">la </text:span><text:span text:style-name="T34">solicitud</text:span>,</text:p>
      <text:p text:style-name="P37"/>
      <text:list xml:id="list3786606332115997835" text:style-name="L4">
        <text:list-item>
          <text:p text:style-name="P79"><text:span text:style-name="T35">Ingresar a </text:span><text:a xlink:type="simple" xlink:href="http://www.inacholee.org/"><text:span text:style-name="T35">www.inacholee.org</text:span></text:a><text:span text:style-name="T35"> pagina oficial de iNachoLee.</text:span></text:p>
        </text:list-item>
        <text:list-item>
          <text:p text:style-name="P70"><text:span text:style-name="T31">Buscar el enlace “Solicitud de</text:span><text:span text:style-name="T42">l</text:span><text:span text:style-name="T31"> Documento AUTORIZACION” y dar clic. {Foto}</text:span></text:p>
        </text:list-item>
        <text:list-item>
          <text:p text:style-name="P71">Llenar formulario. {foto}.</text:p>
        </text:list-item>
        <text:list-item>
          <text:p text:style-name="P70"><text:span text:style-name="T31">Dar clic en Enviar . </text:span><text:span text:style-name="T34">Se activar</text:span><text:span text:style-name="T42">a </text:span><text:span text:style-name="T34"><text:s/>el </text:span><text:span text:style-name="T42">enlace</text:span><text:span text:style-name="T34">, el cual permite realizar la descarga. En menos de 72 horas llegara un email, donde se enviara el documento AUTORIAZACION _iNachoLee.pdf</text:span></text:p>
        </text:list-item>
        <text:list-item>
          <text:p text:style-name="P70"><text:span text:style-name="T31">Guardar </text:span><text:span text:style-name="T32">documento “AUTORIZACION” </text:span><text:span text:style-name="T31">en libros de respaldos</text:span><text:span text:style-name="T31"> de la IE| CE.</text:span></text:p>
        </text:list-item>
      </text:list>
      <text:p text:style-name="P37"/>
      <text:p text:style-name="P37"/>
      <text:p text:style-name="P8">Adquirir con tutor regional.</text:p>
      <text:p text:style-name="P8"/>
      <text:p text:style-name="P37">Para que el tutor realice la solicitud ante iNachoLee.org se debe de entregar <text:s/>a este los siguientes documentos:</text:p>
      <text:p text:style-name="P37"/>
      <text:p text:style-name="P38"><text:span text:style-name="T18">Resolución Del Nombramiento</text:span><text:span text:style-name="T31"> del rector expedida por Ente Territorial regional o municipal;</text:span><text:span text:style-name="T18"> RUT</text:span><text:span text:style-name="T31"> del la IE CE y Móvil del rector. </text:span><text:span text:style-name="T30">Los cuales se de</text:span><text:span text:style-name="T31">b</text:span><text:span text:style-name="T30">en de tener </text:span><text:span text:style-name="T31">a la mano y escaneados.</text:span></text:p>
      <text:p text:style-name="P37"/>
      <text:p text:style-name="P37">El tutor debe de entregar el documento “AUTORIZACION_iNAchoLee.pdf” al director de la IE|CE.</text:p>
      <text:p text:style-name="P37"/>
      <text:p text:style-name="P37"/>
      <text:p text:style-name="P8"><text:span text:style-name="T42">Adquirir atreves de email. </text:span>Enviar Email a iNachoLee.org.</text:p>
      <text:p text:style-name="P9"/>
      <text:p text:style-name="P37"><text:soft-page-break/></text:p>
      <text:p text:style-name="P31">Se debe de tener a mano, los siguientes datos.</text:p>
      <text:list xml:id="list6278202646784803142" text:style-name="L5">
        <text:list-item>
          <text:p text:style-name="P72">Resolución del nombramiento del rector Expedida por Ente Territoral regional o municipal.</text:p>
        </text:list-item>
        <text:list-item>
          <text:p text:style-name="P72">Root de la IE o CE.</text:p>
        </text:list-item>
        <text:list-item>
          <text:p text:style-name="P72">Movil o telefono email(no obligatoria)</text:p>
        </text:list-item>
      </text:list>
      <text:p text:style-name="P2"><text:span text:style-name="T35">Luego enviar email <text:s/></text:span><text:span text:style-name="T36">a la direccion </text:span><text:a xlink:type="simple" xlink:href="mailto:inacholeecolombia@gmail.com"><text:span text:style-name="T36">inacholeecolombia@gmail.com</text:span></text:a><text:span text:style-name="T36"> </text:span><text:span text:style-name="T35">con numero del </text:span><text:span text:style-name="T37">móvil</text:span><text:span text:style-name="T35"> del rector y con <text:s/>datos adjuntos : Resolucion,Rut </text:span></text:p>
      <text:p text:style-name="P37"/>
      <text:p text:style-name="P38"><text:span text:style-name="T31">iNachoLee </text:span><text:span text:style-name="T32">devolverá</text:span><text:span text:style-name="T31"> un nuevo email con el </text:span><text:span text:style-name="T32">documento</text:span><text:span text:style-name="T31"> adjunto : AUTORIZACION_iNAchoLee.odf en una plazo </text:span><text:span text:style-name="T32">no mayor</text:span><text:span text:style-name="T31"> a las 72 horas.</text:span></text:p>
      <text:p text:style-name="P32"/>
      <text:p text:style-name="P32"/>
      <text:list xml:id="list2145978889" text:continue-list="list763956456" text:style-name="L1">
        <text:list-item>
          <text:p text:style-name="P62"><text:span text:style-name="T47">Instalación de iNachoLee</text:span><text:span text:style-name="T21">.</text:span></text:p>
        </text:list-item>
      </text:list>
      <text:p text:style-name="P74"><text:span text:style-name="T21"/></text:p>
      <text:p text:style-name="P80"><text:span text:style-name="T38">iNachoLee es un aplicación web lo cual indica que para su instalación necesitamos tener en la maquina anfitriona algunos paquetes <text:s/>de software preinstalados: APACHE Servidor web, Mysql servidor de base de datos relacionales, entre otros.</text:span></text:p>
      <text:p text:style-name="P80"><text:span text:style-name="T38"/></text:p>
      <text:list xml:id="list359326694" text:continue-numbering="true" text:style-name="L1">
        <text:list-item>
          <text:list>
            <text:list-item>
              <text:p text:style-name="P62"><text:span text:style-name="T47">Pasos para la </text:span><text:span text:style-name="T49">instalación</text:span></text:p>
            </text:list-item>
            <text:list-item>
              <text:p text:style-name="P62"><text:span text:style-name="T47">Primer paso: Registro de dominio</text:span><text:span text:style-name="T24">.</text:span></text:p>
            </text:list-item>
            <text:list-item>
              <text:p text:style-name="P62"><text:span text:style-name="T47">Segundo paso: Compra de hosting.</text:span></text:p>
            </text:list-item>
            <text:list-item>
              <text:p text:style-name="P64"><text:span text:style-name="T47">Tercer paso: Subir archivos de iNachoLee</text:span></text:p>
            </text:list-item>
            <text:list-item>
              <text:p text:style-name="P64"><text:span text:style-name="T47">Cuarto paso: Preconfigurar iNachoLee</text:span></text:p>
            </text:list-item>
            <text:list-item>
              <text:p text:style-name="P64"><text:span text:style-name="T47">Quinto paso: Iniciar sesion por primera vez</text:span></text:p>
            </text:list-item>
            <text:list-item>
              <text:p text:style-name="P58"><text:span text:style-name="T47">Sexto paso: </text:span><text:span text:style-name="T48">Ingreso de </text:span><text:span text:style-name="T50">información</text:span><text:span text:style-name="T48"> </text:span><text:span text:style-name="T50">básica</text:span></text:p>
              <text:list>
                <text:list-item>
                  <text:p text:style-name="P58"><text:span text:style-name="T48">Ingreso de año escolar y periodos </text:span><text:span text:style-name="T50">académicos.</text:span></text:p>
                </text:list-item>
                <text:list-item>
                  <text:p text:style-name="P58"><text:span text:style-name="T48">Ingreso de sedes.</text:span></text:p>
                </text:list-item>
                <text:list-item>
                  <text:p text:style-name="P58"><text:span text:style-name="T48">Ingreso de grados,grupos,areas y asignaturas.</text:span></text:p>
                </text:list-item>
                <text:list-item>
                  <text:p text:style-name="P58"><text:span text:style-name="T48">Ingreso de Profesores.</text:span></text:p>
                </text:list-item>
                <text:list-item>
                  <text:p text:style-name="P58"><text:span text:style-name="T49">Asignación</text:span><text:span text:style-name="T48"> de carga a los profesores.</text:span></text:p>
                </text:list-item>
                <text:list-item>
                  <text:p text:style-name="P58"><text:span text:style-name="T48">Ingreso de Alumnos.</text:span></text:p>
                </text:list-item>
                <text:list-item>
                  <text:p text:style-name="P58"><text:span text:style-name="T49">Creación</text:span><text:span text:style-name="T48"> de Modelo de </text:span><text:span text:style-name="T50">evaluación.</text:span></text:p>
                </text:list-item>
              </text:list>
            </text:list-item>
          </text:list>
          <text:p text:style-name="P76"/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05b0f"/>
    </style:style>
    <style:style style:name="MT1" style:family="text">
      <style:text-properties officeooo:rsid="00205b0f"/>
    </style:style>
    <style:style style:name="MT2" style:family="text">
      <style:text-properties fo:font-size="8pt" officeooo:rsid="00205b0f" style:font-size-asian="8pt" style:font-size-complex="8pt"/>
    </style:style>
    <style:style style:name="MT3" style:family="text">
      <style:text-properties fo:font-size="8pt" officeooo:rsid="0020abce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w</text:span><text:a xlink:type="simple" xlink:href="http://Www.inacholee.org/"><text:span text:style-name="MT2">ww.inacholee.org</text:span></text:a><text:span text:style-name="MT2"> <text:s/>Direccion: Bogota, Cra … Telefono: ______________. Movil: _ </text:span><text:span text:style-name="MT3">emai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 </meta:initial-creator>
    <meta:creation-date>2013-08-20T21:01:50</meta:creation-date>
    <dc:date>2014-04-19T16:46:45</dc:date>
    <dc:creator>Yuri </dc:creator>
    <meta:editing-duration>PT12H54M24S</meta:editing-duration>
    <meta:editing-cycles>23</meta:editing-cycles>
    <meta:generator>LibreOffice/4.0.2.2$Linux_X86_64 LibreOffice_project/400m0$Build-2</meta:generator>
    <meta:document-statistic meta:table-count="0" meta:image-count="0" meta:object-count="0" meta:page-count="8" meta:paragraph-count="102" meta:word-count="1079" meta:character-count="7082" meta:non-whitespace-character-count="5758"/>
  </office:meta>
</office:document-meta>
</file>